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a24" officeooo:paragraph-rsid="0014da24"/>
    </style:style>
    <style:style style:name="P2" style:family="paragraph" style:parent-style-name="Standard">
      <style:text-properties officeooo:rsid="0014da24" officeooo:paragraph-rsid="0016cad9"/>
    </style:style>
    <style:style style:name="P3" style:family="paragraph" style:parent-style-name="Standard">
      <style:text-properties officeooo:rsid="00151957" officeooo:paragraph-rsid="00151957"/>
    </style:style>
    <style:style style:name="P4" style:family="paragraph" style:parent-style-name="Standard">
      <style:text-properties officeooo:rsid="00151957" officeooo:paragraph-rsid="0015af0e"/>
    </style:style>
    <style:style style:name="P5" style:family="paragraph" style:parent-style-name="Standard">
      <style:text-properties officeooo:rsid="00151957" officeooo:paragraph-rsid="0016cad9"/>
    </style:style>
    <style:style style:name="P6" style:family="paragraph" style:parent-style-name="Standard">
      <style:text-properties officeooo:rsid="0015af0e" officeooo:paragraph-rsid="0015af0e"/>
    </style:style>
    <style:style style:name="P7" style:family="paragraph" style:parent-style-name="Standard">
      <style:text-properties officeooo:rsid="00163abe" officeooo:paragraph-rsid="00163abe"/>
    </style:style>
    <style:style style:name="P8" style:family="paragraph" style:parent-style-name="Standard">
      <style:text-properties officeooo:rsid="00163abe" officeooo:paragraph-rsid="0016cad9"/>
    </style:style>
    <style:style style:name="P9" style:family="paragraph" style:parent-style-name="Standard">
      <style:text-properties officeooo:rsid="0016cad9" officeooo:paragraph-rsid="0016cad9"/>
    </style:style>
    <style:style style:name="P10" style:family="paragraph" style:parent-style-name="Standard">
      <style:text-properties officeooo:rsid="0017d54a" officeooo:paragraph-rsid="0017d54a"/>
    </style:style>
    <style:style style:name="P11" style:family="paragraph" style:parent-style-name="Standard">
      <style:text-properties officeooo:rsid="00196163" officeooo:paragraph-rsid="00196163"/>
    </style:style>
    <style:style style:name="P12" style:family="paragraph" style:parent-style-name="Standard">
      <style:text-properties officeooo:rsid="00196163" officeooo:paragraph-rsid="001afe06"/>
    </style:style>
    <style:style style:name="T1" style:family="text">
      <style:text-properties officeooo:rsid="0014da24"/>
    </style:style>
    <style:style style:name="T2" style:family="text">
      <style:text-properties officeooo:rsid="0015af0e"/>
    </style:style>
    <style:style style:name="T3" style:family="text">
      <style:text-properties officeooo:rsid="0016cad9"/>
    </style:style>
    <style:style style:name="T4" style:family="text">
      <style:text-properties officeooo:rsid="001afe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fichiers Arduino :</text:p>
      <text:p text:style-name="P1"><text:span text:style-name="T3">1 </text:span>/media/leruste/SAUVEGARDE1/Données/SCAO/Arduino/SCAO/<text:span text:style-name="T2">SCAO.ino</text:span></text:p>
      <text:p text:style-name="P6">-rw-r--r-- 1 leruste leruste 4520 juil. 15 <text:s/>2015 SCAO.ino</text:p>
      <text:p text:style-name="P11">Version ble</text:p>
      <text:p text:style-name="P6"/>
      <text:p text:style-name="P6"/>
      <text:p text:style-name="P4"><text:span text:style-name="T3">2 </text:span>/media/leruste/SAUVEGARDE1/Données/SCAO/Projet_SCAO/Microcontroleur/Arduino/SCAO/<text:span text:style-name="T2">SCAO.ino</text:span></text:p>
      <text:p text:style-name="P11">Version ble <text:span text:style-name="T4">avec Arduino 101</text:span></text:p>
      <text:p text:style-name="P1"/>
      <text:p text:style-name="P2"><text:span text:style-name="T3">3 </text:span>/media/leruste/SAUVEGARDE1/Données/SCAO/Arduino/SCAO_e/<text:span text:style-name="T2">SCAO_e.ino</text:span></text:p>
      <text:p text:style-name="P8">-rw-r--r-- 1 leruste leruste 1795 févr. <text:s/>8 <text:s/>2016 SCAO_e.ino</text:p>
      <text:p text:style-name="P12">Version ble <text:span text:style-name="T4">avec Arduino 101</text:span></text:p>
      <text:p text:style-name="P8"/>
      <text:p text:style-name="P2"><text:span text:style-name="T3">4 </text:span>/media/leruste/SAUVEGARDE1/Données/SCAO/Arduino/e-poignee/<text:span text:style-name="T2">e-poignee.ino</text:span></text:p>
      <text:p text:style-name="P8">-rw-r--r-- 1 leruste leruste 3090 juin <text:s/>21 <text:s/>2016 e-poignee.ino</text:p>
      <text:p text:style-name="P12">Version ble <text:span text:style-name="T4">avec Arduino 101</text:span></text:p>
      <text:p text:style-name="P8"/>
      <text:p text:style-name="P2"><text:span text:style-name="T3">5 </text:span>/media/leruste/SAUVEGARDE1/Données/SCAO/Arduino/E-Rupteur/<text:span text:style-name="T2">E-rupteur.ino</text:span></text:p>
      <text:p text:style-name="P8">-rw-r--r-- 1 leruste leruste 4339 juin <text:s/>21 <text:s/>2016 E-Rupteur.ino</text:p>
      <text:p text:style-name="P12">Version ble <text:span text:style-name="T4">avec Arduino 101</text:span></text:p>
      <text:p text:style-name="P8"/>
      <text:p text:style-name="P5"><text:span text:style-name="T3">6 </text:span>/media/leruste/SAUVEGARDE1/Données/SCAO/Arduino/e-rupteur_b/e-rupteur_b.<text:span text:style-name="T2">ino</text:span></text:p>
      <text:p text:style-name="P8">-rw-r--r-- 1 leruste leruste 5773 juil. <text:s/>2 <text:s/>2016 e-rupteur_b.ino</text:p>
      <text:p text:style-name="P12">Version ble <text:span text:style-name="T4">avec Arduino 101</text:span></text:p>
      <text:p text:style-name="P8"/>
      <text:p text:style-name="P2"><text:span text:style-name="T3">7 </text:span>/media/leruste/SAUVEGARDE1/Données/SCAO/Arduino/e-433mhz/<text:span text:style-name="T2">e-433mhz.ino</text:span></text:p>
      <text:p text:style-name="P8">-rw-r--r-- 1 leruste leruste 569 sept. 20 <text:s/>2016 e-433mhz.ino</text:p>
      <text:p text:style-name="P12">Test d<text:span text:style-name="T4">e l’émetteur</text:span> d<text:span text:style-name="T4">e la e-poignee avec teensy et Virtua wire</text:span></text:p>
      <text:p text:style-name="P8"/>
      <text:p text:style-name="P9">8 <text:span text:style-name="T1">/media/leruste/SAUVEGARDE1/Données/SCAO/Arduino/e-433mhz-</text:span>r<text:span text:style-name="T1">/e-433mhz-</text:span>r<text:span text:style-name="T1">.ino</text:span></text:p>
      <text:p text:style-name="P10">-rw-r--r-- 1 leruste leruste 893 sept. 20 <text:s/>2016 e-433mhz-r.ino</text:p>
      <text:p text:style-name="P12">Test du récepteur du e-rupteur <text:span text:style-name="T4">avec Arduino Uno et Virtual wire</text:span></text:p>
      <text:p text:style-name="P8"/>
      <text:p text:style-name="P8"/>
      <text:p text:style-name="P1"><text:span text:style-name="T3">9 </text:span>/media/leruste/SAUVEGARDE1/Données/SCAO/Arduino/test/<text:span text:style-name="T2">test.ino</text:span></text:p>
      <text:p text:style-name="P7">-rw-r--r-- 1 leruste leruste 686 oct. <text:s/>16 <text:s/>2016 test.ino</text:p>
      <text:p text:style-name="P11">Test de la batterie LI-ION de la e-poignée <text:span text:style-name="T4">avec Teensy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9:20:17.755993005</meta:creation-date>
    <meta:print-date>2017-06-02T12:11:18.909277175</meta:print-date>
    <dc:date>2017-06-02T10:45:36.748646583</dc:date>
    <meta:editing-duration>PT13M42S</meta:editing-duration>
    <meta:editing-cycles>2</meta:editing-cycles>
    <meta:generator>LibreOffice/5.1.4.2$Linux_x86 LibreOffice_project/10m0$Build-2</meta:generator>
    <meta:document-statistic meta:table-count="0" meta:image-count="0" meta:object-count="0" meta:page-count="1" meta:paragraph-count="27" meta:word-count="162" meta:character-count="1492" meta:non-whitespace-character-count="1352"/>
  </office:meta>
</office:document-meta>
</file>